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c2f92" officeooo:paragraph-rsid="001c2f92"/>
    </style:style>
    <style:style style:name="P2" style:family="paragraph" style:parent-style-name="Standard">
      <style:text-properties style:font-name="Arial" officeooo:rsid="001cedcd" officeooo:paragraph-rsid="001cedcd"/>
    </style:style>
    <style:style style:name="P3" style:family="paragraph" style:parent-style-name="Standard">
      <style:text-properties style:font-name="Arial" officeooo:rsid="001d06dc" officeooo:paragraph-rsid="001d06dc"/>
    </style:style>
    <style:style style:name="P4" style:family="paragraph" style:parent-style-name="Standard">
      <style:text-properties style:font-name="Arial" officeooo:rsid="001edc9e" officeooo:paragraph-rsid="001edc9e"/>
    </style:style>
    <style:style style:name="P5" style:family="paragraph" style:parent-style-name="Standard">
      <style:text-properties style:font-name="Arial" officeooo:rsid="0020b90a" officeooo:paragraph-rsid="0020b90a"/>
    </style:style>
    <style:style style:name="P6" style:family="paragraph" style:parent-style-name="Standard">
      <style:text-properties style:font-name="Arial" officeooo:rsid="0021fc4b" officeooo:paragraph-rsid="0021fc4b"/>
    </style:style>
    <style:style style:name="P7" style:family="paragraph" style:parent-style-name="Standard">
      <style:text-properties style:font-name="Arial" officeooo:rsid="002247a2" officeooo:paragraph-rsid="002247a2"/>
    </style:style>
    <style:style style:name="P8" style:family="paragraph" style:parent-style-name="Standard">
      <style:text-properties style:font-name="Arial" officeooo:rsid="00262ba6" officeooo:paragraph-rsid="00262ba6"/>
    </style:style>
    <style:style style:name="P9" style:family="paragraph" style:parent-style-name="Standard">
      <style:text-properties style:font-name="Arial" officeooo:rsid="00272ab2" officeooo:paragraph-rsid="00272ab2"/>
    </style:style>
    <style:style style:name="P10" style:family="paragraph" style:parent-style-name="Standard">
      <style:text-properties style:font-name="Arial" officeooo:rsid="002930e9" officeooo:paragraph-rsid="002930e9"/>
    </style:style>
    <style:style style:name="P11" style:family="paragraph" style:parent-style-name="Standard">
      <style:text-properties style:font-name="Arial" officeooo:rsid="002af1ab" officeooo:paragraph-rsid="002af1ab"/>
    </style:style>
    <style:style style:name="P12" style:family="paragraph" style:parent-style-name="Standard">
      <style:text-properties style:font-name="Arial" officeooo:rsid="002af1ab" officeooo:paragraph-rsid="0036c698"/>
    </style:style>
    <style:style style:name="P13" style:family="paragraph" style:parent-style-name="Standard">
      <style:text-properties style:font-name="Arial" officeooo:rsid="0031c79a" officeooo:paragraph-rsid="0031c79a"/>
    </style:style>
    <style:style style:name="P14" style:family="paragraph" style:parent-style-name="Standard">
      <style:text-properties style:font-name="Arial" officeooo:rsid="0031f232" officeooo:paragraph-rsid="0031f232"/>
    </style:style>
    <style:style style:name="P15" style:family="paragraph" style:parent-style-name="Standard">
      <style:text-properties style:font-name="Arial" officeooo:rsid="00341f3f" officeooo:paragraph-rsid="00341f3f"/>
    </style:style>
    <style:style style:name="T1" style:family="text">
      <style:text-properties officeooo:rsid="001c4b44"/>
    </style:style>
    <style:style style:name="T2" style:family="text">
      <style:text-properties officeooo:rsid="0020b90a"/>
    </style:style>
    <style:style style:name="T3" style:family="text">
      <style:text-properties officeooo:rsid="0021fc4b"/>
    </style:style>
    <style:style style:name="T4" style:family="text">
      <style:text-properties officeooo:rsid="00227efc"/>
    </style:style>
    <style:style style:name="T5" style:family="text">
      <style:text-properties officeooo:rsid="00278036"/>
    </style:style>
    <style:style style:name="T6" style:family="text">
      <style:text-properties officeooo:rsid="00288bb4"/>
    </style:style>
    <style:style style:name="T7" style:family="text">
      <style:text-properties officeooo:rsid="002930e9"/>
    </style:style>
    <style:style style:name="T8" style:family="text">
      <style:text-properties officeooo:rsid="00297c0f"/>
    </style:style>
    <style:style style:name="T9" style:family="text">
      <style:text-properties officeooo:rsid="002c2d61"/>
    </style:style>
    <style:style style:name="T10" style:family="text">
      <style:text-properties officeooo:rsid="002c9e24"/>
    </style:style>
    <style:style style:name="T11" style:family="text">
      <style:text-properties officeooo:rsid="00330b32"/>
    </style:style>
    <style:style style:name="T12" style:family="text">
      <style:text-properties officeooo:rsid="0035ba71"/>
    </style:style>
    <style:style style:name="T13" style:family="text">
      <style:text-properties officeooo:rsid="0036978a"/>
    </style:style>
    <style:style style:name="T14" style:family="text">
      <style:text-properties officeooo:rsid="003799f1"/>
    </style:style>
    <style:style style:name="T15" style:family="text">
      <style:text-properties officeooo:rsid="00391d25"/>
    </style:style>
    <style:style style:name="T16" style:family="text">
      <style:text-properties officeooo:rsid="003c660a"/>
    </style:style>
    <style:style style:name="T17" style:family="text">
      <style:text-properties officeooo:rsid="003d8e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s an inevitable part of belonging to a church community. A favorite project is dropped by a majority vote. The pastor picks someone else to be a delegate to a conference. <text:span text:style-name="T1">A beloved music director makes an exciting career move to another church. A renovation of the church assembly room leaves you cold. Now what?</text:span></text:p>
      <text:p text:style-name="P1"/>
      <text:p text:style-name="P8">The easy – and wrong – answer is to find another church. One of the peren<text:span text:style-name="T12">n</text:span>ial responses to church conflicts is the ultimatum. If we do (or don't do) a certain thing I'll just leave the church.</text:p>
      <text:p text:style-name="P9">Such ultimatums are <text:span text:style-name="T10">destructive and futile</text:span>.</text:p>
      <text:p text:style-name="P9"/>
      <text:p text:style-name="P4">Are churches in the business of being predic<text:span text:style-name="T16">ta</text:span>ble and pleasing people? Most churches express the desire to be welcoming, inclusive, and affirming. <text:span text:style-name="T2">My experience has been all that stops at the church door and is primarily focused on establishing an identity that attracts people to communal worship. In general this works and is even effective in bringing people to the church.</text:span></text:p>
      <text:p text:style-name="P4"/>
      <text:p text:style-name="P5">Now someone has been coming to church for some weeks or months. Churches like having people volunteer for <text:span text:style-name="T4">committees</text:span> and join in projects. People are enthusiastic about doing just that. <text:span text:style-name="T3">The church has assimilated a new member.</text:span></text:p>
      <text:p text:style-name="P5"/>
      <text:p text:style-name="P6">That process is about presenting an identity to the public, attracting people to the church and populating the various commit<text:span text:style-name="T17">t</text:span>ees. Don't get the idea, though, that the leadership has any intention of being transparent, <text:span text:style-name="T7">responsive</text:span> or accountable.</text:p>
      <text:p text:style-name="P5"/>
      <text:p text:style-name="P10">One of the most dedicated members of my church wanted to establish a native plant garden on part of the church property. She very carefully researched everything relevant to the project, including identifying appropriate plant species for the garden, testing soil samples, assembling an enthusiastic team of volunteers and even enlisting an Eagle Scout candidate to design and build a series of raised beds for planting. <text:span text:style-name="T8">The project promised to provide habitat for fauna and a source of plants for other gardeners. None of that meant anything to opponents of the project, who saw only an unacceptable deviation from the carefully manicured grounds that seemed to them absolutely essential.</text:span></text:p>
      <text:p text:style-name="P2"/>
      <text:p text:style-name="P12">Ultimately the pastor cancelled the projec<text:span text:style-name="T13">t.</text:span> <text:span text:style-name="T9">The project champion and her husband left the church as did the most vocal opponent of the project. I've remained at the church, at least for the time being.</text:span></text:p>
      <text:p text:style-name="P11"/>
      <text:p text:style-name="P13">The church disappointed me in several ways. First, the opponents of the project were adamant about imposing an aesthetic on the church that I thought was superficial and boring. Second, the pastor orchestrated a review process that was simply designed to produce a single outcome, the destruction of the garden. Finally, with little regard for the care, planning, commitment and work that had gone into the project, the <text:span text:style-name="T14">church vetoed</text:span> <text:span text:style-name="T15">something of </text:span>unique value.</text:p>
      <text:p text:style-name="P13"/>
      <text:p text:style-name="P14">I'm still at the church despite this disappointment. I'm sad that my friend and her husband left the church. <text:span text:style-name="T11">The church may well not survive because of the loss of members and financial pressures. This demonstrates to me that many of the challenges churches face are self-inflicted. Being mindful of this tendency I think is imperative in keeping churches viabl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55S</meta:editing-duration>
    <meta:editing-cycles>46</meta:editing-cycles>
    <meta:generator>LibreOffice/5.4.3.2$Windows_X86_64 LibreOffice_project/92a7159f7e4af62137622921e809f8546db437e5</meta:generator>
    <dc:date>2024-03-16T11:24:13.276000000</dc:date>
    <meta:document-statistic meta:table-count="0" meta:image-count="0" meta:object-count="0" meta:page-count="1" meta:paragraph-count="10" meta:word-count="509" meta:character-count="3111" meta:non-whitespace-character-count="2610"/>
    <meta:user-defined meta:name="Info 1"/>
    <meta:user-defined meta:name="Info 2"/>
    <meta:user-defined meta:name="Info 3"/>
    <meta:user-defined meta:name="Info 4"/>
  </office:meta>
</office:document-meta>
</file>